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BC7082431FB3855D96.png" manifest:media-type="image/png"/>
  <manifest:file-entry manifest:full-path="Pictures/1000020100000280000001E0A72E4D11F5953B64.png" manifest:media-type="image/png"/>
  <manifest:file-entry manifest:full-path="Pictures/100002010000032B0000026B683845E5A7EE6B03.png" manifest:media-type="image/png"/>
  <manifest:file-entry manifest:full-path="Pictures/100002010000026E000001EF3B8D331CD691D3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058cm" svg:y="0.806cm" svg:width="15.464cm" svg:height="12.307cm" draw:z-index="0"><draw:image xlink:href="Pictures/100002010000026E000001EF3B8D331CD691D3E3.png" xlink:type="simple" xlink:show="embed" xlink:actuate="onLoad"/></draw:frame><draw:frame draw:style-name="fr1" draw:name="Image2" text:anchor-type="paragraph" svg:x="0.734cm" svg:y="13.808cm" svg:width="15.621cm" svg:height="11.718cm" draw:z-index="1"><draw:image xlink:href="Pictures/1000020100000280000001E0A72E4D11F5953B64.png" xlink:type="simple" xlink:show="embed" xlink:actuate="onLoad"/></draw:frame></text:p>
      <text:p text:style-name="Standard"/>
      <text:p text:style-name="Standard"/>
      <text:p text:style-name="Standard"><draw:frame draw:style-name="fr1" draw:name="Image3" text:anchor-type="paragraph" svg:x="-1.293cm" svg:y="-1.275cm" svg:width="18.274cm" svg:height="13.947cm" draw:z-index="2"><draw:image xlink:href="Pictures/100002010000032B0000026B683845E5A7EE6B03.png" xlink:type="simple" xlink:show="embed" xlink:actuate="onLoad"/></draw:frame><draw:frame draw:style-name="fr1" draw:name="Image4" text:anchor-type="paragraph" svg:x="-0.554cm" svg:y="11.444cm" svg:width="16.933cm" svg:height="14.817cm" draw:z-index="3"><draw:image xlink:href="Pictures/1000020100000320000002BC7082431FB3855D9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0:21:21.295362155</meta:creation-date>
    <dc:date>2018-06-08T11:09:08.991691138</dc:date>
    <meta:editing-duration>PT17M27S</meta:editing-duration>
    <meta:editing-cycles>2</meta:editing-cycles>
    <meta:generator>LibreOffice/5.1.6.2$Linux_X86_64 LibreOffice_project/10m0$Build-2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